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8_4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8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B. Grossmann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July 11, 1895</text:p>
      <text:p text:style-name="P5">Month<text:tab/><text:tab/><text:tab/><text:tab/><text:tab/><text:tab/>July</text:p>
      <text:p text:style-name="P5">Year<text:tab/><text:tab/><text:tab/><text:tab/><text:tab/><text:tab/>1895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3">Phil'a July 11th 1895./</text:p>
      <text:p text:style-name="P2">My dear Dr./</text:p>
      <text:p text:style-name="P2"><text:tab/>Being about to take a trip/ to the sea-shore, I hasten to acknowledge receipt/ of your letter with enclosure &amp; to thank you for/ the trouble you have taken. <text:s/>On first reading I/ notice a few excellent suggestions which pleased/ me very much, like [Hebrew] &amp; which I will/ certainly incorporate. <text:s/>For the present accept my/ thanks &amp; be assured that I shall give your dif-/ferent suggestions my most thoughtful consideration./ sincerely yours/ B. Grossmann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03T12:25:14.73</meta:creation-date>
    <meta:document-statistic meta:table-count="0" meta:image-count="0" meta:object-count="0" meta:page-count="2" meta:paragraph-count="63" meta:word-count="246" meta:character-count="1749"/>
    <dc:date>2012-01-03T12:32:59.46</dc:date>
    <dc:creator>Penn Libraries</dc:creator>
    <meta:editing-duration>PT00H07M44S</meta:editing-duration>
    <meta:editing-cycles>1</meta:editing-cycles>
    <meta:generator>OpenOffice.org/3.2$Win32 OpenOffice.org_project/320m12$Build-9483</meta:generator>
  </office:meta>
</office:document-meta>
</file>